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FBA3E" style:cell-protect="none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89898" style:cell-protect="non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89898" style:cell-protec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89898" style:cell-protect="none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4A4A7" style:cell-protect="none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4A4A7" style:cell-protect="none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BA3E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0065D9" style:font-name="Arial" style:font-name-asian="Arial" style:font-name-complex="Arial" fo:font-size="7pt" style:font-size-asian="7pt" style:font-size-complex="7pt" style:text-underline-style="solid" style:text-underline-type="single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4pt" style:font-size-asian="4pt" style:font-size-complex="4pt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4pt" style:font-size-asian="4pt" style:font-size-complex="4p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justify"/>
      <style:text-properties fo:color="#000000" style:font-name="Arial" style:font-name-asian="Arial" style:font-name-complex="Arial" fo:font-size="4pt" style:font-size-asian="4pt" style:font-size-complex="4pt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4pt" style:font-size-asian="4pt" style:font-size-complex="4pt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3pt" style:font-size-asian="3pt" style:font-size-complex="3pt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0.132291666666667cm"/>
    </style:style>
    <style:style style:name="co2" style:family="table-column">
      <style:table-column-properties fo:break-before="auto" style:column-width="0.9525cm"/>
    </style:style>
    <style:style style:name="co3" style:family="table-column">
      <style:table-column-properties fo:break-before="auto" style:column-width="0.0264583333333333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0.0529166666666667cm"/>
    </style:style>
    <style:style style:name="co7" style:family="table-column">
      <style:table-column-properties fo:break-before="auto" style:column-width="1.61395833333333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666875cm"/>
    </style:style>
    <style:style style:name="co10" style:family="table-column">
      <style:table-column-properties fo:break-before="auto" style:column-width="2.778125cm"/>
    </style:style>
    <style:style style:name="co11" style:family="table-column">
      <style:table-column-properties fo:break-before="auto" style:column-width="4.31270833333333cm"/>
    </style:style>
    <style:style style:name="co12" style:family="table-column">
      <style:table-column-properties fo:break-before="auto" style:column-width="0.687916666666667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0.608541666666667cm"/>
    </style:style>
    <style:style style:name="co15" style:family="table-column">
      <style:table-column-properties fo:break-before="auto" style:column-width="1.42875cm"/>
    </style:style>
    <style:style style:name="co16" style:family="table-column">
      <style:table-column-properties fo:break-before="auto" style:column-width="1.29645833333333cm"/>
    </style:style>
    <style:style style:name="co17" style:family="table-column">
      <style:table-column-properties fo:break-before="auto" style:column-width="1.69333333333333cm"/>
    </style:style>
    <style:style style:name="ro1" style:family="table-row">
      <style:table-row-properties style:row-height="15.9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9.95pt" style:use-optimal-row-height="false" fo:break-before="auto"/>
    </style:style>
    <style:style style:name="ro4" style:family="table-row">
      <style:table-row-properties style:row-height="18.95pt" style:use-optimal-row-height="false" fo:break-before="auto"/>
    </style:style>
    <style:style style:name="ro5" style:family="table-row">
      <style:table-row-properties style:row-height="12.9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age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7" table:number-columns-repeated="16359" table:default-cell-style-name="ce1"/>
        <table:table-row table:style-name="ro1">
          <table:table-cell office:value-type="string" table:number-columns-spanned="17" table:number-rows-spanned="1" table:style-name="ce31">
            <text:p>Despesas com Cartão Corporativo e Suprimento de Fundos</text:p>
          </table:table-cell>
          <table:covered-table-cell table:number-columns-repeated="16"/>
          <table:table-cell table:style-name="ce2"/>
          <table:table-cell office:value-type="string" table:number-columns-spanned="7" table:number-rows-spanned="1" table:style-name="ce32">
            <text:p>abril/2023</text:p>
          </table:table-cell>
          <table:covered-table-cell table:number-columns-repeated="6"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100 - PGR - PROCURADORIA GERAL DA REPUBLIC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JOSEBIAS BRANDAO DE MELO - CPF: 798.604.354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3/01/2023 a 22/04/2023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78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04/2023</text:p>
          </table:table-cell>
          <table:covered-table-cell/>
          <table:table-cell office:value-type="string" table:number-columns-spanned="8" table:number-rows-spanned="1" table:style-name="ce22">
            <text:p>DAMASCO MATERIAL ELÉTRICO HIDRÁULICO E FERRAGEN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7.054.319/0001-0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01 REGISTRO DE GAVETA E 01 TUBO DE DESCIDA PARA EXECUÇÃO DAS MANUTENÇÕES CORRETIVAS NAS INSTALAÇÕES HIDRÁULICAS DA PG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4,84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4/2023</text:p>
          </table:table-cell>
          <table:covered-table-cell/>
          <table:table-cell office:value-type="string" table:number-columns-spanned="8" table:number-rows-spanned="1" table:style-name="ce22">
            <text:p>CHAMATEC SISTEMA DE PROTEÇÃO</text:p>
          </table:table-cell>
          <table:covered-table-cell table:number-columns-repeated="7"/>
          <table:table-cell office:value-type="string" table:number-columns-spanned="3" table:number-rows-spanned="1" table:style-name="ce21">
            <text:p>37.176.542/0001-2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L NECESSÁRIO A MANUTENÇÃO DA INSTALAÇÃO DO SISTEMA DE COMBATE À INCÊNDIO DA PG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8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8/04/2023</text:p>
          </table:table-cell>
          <table:covered-table-cell/>
          <table:table-cell office:value-type="string" table:number-columns-spanned="8" table:number-rows-spanned="1" table:style-name="ce22">
            <text:p>OBJETIVA ATACADISTA DA CONSTRUÇÃ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5.059.270/0001-91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01 BASE DE REGISTRO DE GAVETA, DN 3/4", PARA MANUTENÇÃO NA REPROGRAFIA, E 01 DUCHA HIGIÊNICA PARA BANHEIRO DO GABINETE A.102</text:p>
          </table:table-cell>
          <table:covered-table-cell table:number-columns-repeated="9"/>
          <table:table-cell office:value-type="string" table:number-columns-spanned="2" table:number-rows-spanned="1" table:style-name="ce24">
            <text:p>R$ 216,6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71 - PR-AM - PROCURADORIA DA REPUBLICA - AMAZONAS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SIDNEY WANDERLEY DE OLIVEIRA - CPF: 093.780.974-8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8/01/2023 a 17/04/2023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75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04/2023</text:p>
          </table:table-cell>
          <table:covered-table-cell/>
          <table:table-cell office:value-type="string" table:number-columns-spanned="8" table:number-rows-spanned="1" table:style-name="ce22">
            <text:p>CARREFOUR COMERCIO E INDUSTRIA</text:p>
          </table:table-cell>
          <table:covered-table-cell table:number-columns-repeated="7"/>
          <table:table-cell office:value-type="string" table:number-columns-spanned="3" table:number-rows-spanned="1" table:style-name="ce21">
            <text:p>45.543.915/0416-19</text:p>
          </table:table-cell>
          <table:covered-table-cell table:number-columns-repeated="2"/>
          <table:table-cell office:value-type="string" table:number-columns-spanned="10" table:number-rows-spanned="1" table:style-name="ce23">
            <text:p>URGÊNCIA NA AQUISIÇÃO</text:p>
          </table:table-cell>
          <table:covered-table-cell table:number-columns-repeated="9"/>
          <table:table-cell office:value-type="string" table:number-columns-spanned="2" table:number-rows-spanned="1" table:style-name="ce24">
            <text:p>R$ 54,99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35 - PR-MG - PROCURADORIA DA REPUBLICA - MINAS GERAIS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ARLEM MARQUES DA SILVA - CPF: 030.293.186-4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30/03/2023 a 28/04/2023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90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4/04/2023</text:p>
          </table:table-cell>
          <table:covered-table-cell/>
          <table:table-cell office:value-type="string" table:number-columns-spanned="8" table:number-rows-spanned="1" table:style-name="ce22">
            <text:p>ELTON JOSE DA COSTA 05385870676</text:p>
          </table:table-cell>
          <table:covered-table-cell table:number-columns-repeated="7"/>
          <table:table-cell office:value-type="string" table:number-columns-spanned="3" table:number-rows-spanned="1" table:style-name="ce21">
            <text:p>29.511.728/0001-60</text:p>
          </table:table-cell>
          <table:covered-table-cell table:number-columns-repeated="2"/>
          <table:table-cell office:value-type="string" table:number-columns-spanned="10" table:number-rows-spanned="1" table:style-name="ce23">
            <text:p>DESPESAS DE PEQUENO VULTO - INSTALAÇÃO DE AR CONDICIONADO LOCALIZADO NO CPD - SERVIDOR</text:p>
          </table:table-cell>
          <table:covered-table-cell table:number-columns-repeated="9"/>
          <table:table-cell office:value-type="string" table:number-columns-spanned="2" table:number-rows-spanned="1" table:style-name="ce24">
            <text:p>R$ 58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MARIA DE FATIMA SILVA - CPF: 664.213.306-4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6/04/2023 a 26/05/2023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94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7/04/2023</text:p>
          </table:table-cell>
          <table:covered-table-cell/>
          <table:table-cell office:value-type="string" table:number-columns-spanned="8" table:number-rows-spanned="1" table:style-name="ce22">
            <text:p>DIVI COMÉRCIO DE GÁS EIRELI (DIVINOGÁS)</text:p>
          </table:table-cell>
          <table:covered-table-cell table:number-columns-repeated="7"/>
          <table:table-cell office:value-type="string" table:number-columns-spanned="3" table:number-rows-spanned="1" table:style-name="ce21">
            <text:p>31.764.347/0001-34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GÁS DE COZINHA PARA UTILIZAÇÃO NO REFEITÓRIO DA PRM DIVINÓPOLI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64 - PR-MT - PROCURADORIA DA REPUBLICA - MATO GROSS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JOILSON DOS SANTOS MATTOS - CPF: 428.050.741-4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1/03/2023 a 21/04/2023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88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04/2023</text:p>
          </table:table-cell>
          <table:covered-table-cell/>
          <table:table-cell office:value-type="string" table:number-columns-spanned="8" table:number-rows-spanned="1" table:style-name="ce22">
            <text:p>COMERCIAL DE MAQ FERR SAO BENT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6.131.083/0001-34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UMA BOMBA DE ABASTECIMENTO PARA O GERADO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2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04/2023</text:p>
          </table:table-cell>
          <table:covered-table-cell/>
          <table:table-cell office:value-type="string" table:number-columns-spanned="8" table:number-rows-spanned="1" table:style-name="ce22">
            <text:p>MARCELO RODRIGUES SCHUINDT</text:p>
          </table:table-cell>
          <table:covered-table-cell table:number-columns-repeated="7"/>
          <table:table-cell office:value-type="string" table:number-columns-spanned="3" table:number-rows-spanned="1" table:style-name="ce21">
            <text:p>41.030.856/0001-97</text:p>
          </table:table-cell>
          <table:covered-table-cell table:number-columns-repeated="2"/>
          <table:table-cell office:value-type="string" table:number-columns-spanned="10" table:number-rows-spanned="1" table:style-name="ce23">
            <text:p>CONTRATAÇAO DE MANUTENÇAO DE AR CONDICIONADO POR MOTIVO DE FALTA DE CONTRAT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1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04/2023</text:p>
          </table:table-cell>
          <table:covered-table-cell/>
          <table:table-cell office:value-type="string" table:number-columns-spanned="8" table:number-rows-spanned="1" table:style-name="ce22">
            <text:p>GIRUS MERCANTIL DE ALIMENT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73.909.400/0003-50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BATERIAS PARA CONTROLE REMOTO DOS VEICULOS DA FROT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9,55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JORGE ANDRE SCHNEIDER - CPF: 907.950.751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31/01/2023 a 31/03/2023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80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04/2023</text:p>
          </table:table-cell>
          <table:covered-table-cell/>
          <table:table-cell office:value-type="string" table:number-columns-spanned="8" table:number-rows-spanned="1" table:style-name="ce22">
            <text:p>MIGLIORINI &amp; MIGLIORINI LTDA EPP</text:p>
          </table:table-cell>
          <table:covered-table-cell table:number-columns-repeated="7"/>
          <table:table-cell office:value-type="string" table:number-columns-spanned="3" table:number-rows-spanned="1" table:style-name="ce21">
            <text:p>04.576.775/0002-41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MATERIAS DE EXPEDIENTE, COM RELAÇÃO AOS QUAIS NÃO EXISTIA ESTOQUE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,79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MARCELO VITOR ARCANJO DA SILVA - CPF: 007.362.311-3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06/02/2023 a 21/04/2023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82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04/2023</text:p>
          </table:table-cell>
          <table:covered-table-cell/>
          <table:table-cell office:value-type="string" table:number-columns-spanned="8" table:number-rows-spanned="1" table:style-name="ce22">
            <text:p>VERDAO MATERIAIS DE CONSTRUCA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7.432.150/0001-84</text:p>
          </table:table-cell>
          <table:covered-table-cell table:number-columns-repeated="2"/>
          <table:table-cell office:value-type="string" table:number-columns-spanned="10" table:number-rows-spanned="1" table:style-name="ce23">
            <text:p>REPARO NO BANHEIRO DA SALA 501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8,89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3 - PR-RJ - PROCURADORIA DA REPUBLICA - RIO DE JANEIR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ANGELO STROLIGO PECLY - CPF: 041.839.667-1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6/01/2023 a 25/04/2023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79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4/2023</text:p>
          </table:table-cell>
          <table:covered-table-cell/>
          <table:table-cell office:value-type="string" table:number-columns-spanned="8" table:number-rows-spanned="1" table:style-name="ce22">
            <text:p>IRMÃOS TORRES FRIBURGO COM. DE PROD. ELETRON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8.385.069/0001-92</text:p>
          </table:table-cell>
          <table:covered-table-cell table:number-columns-repeated="2"/>
          <table:table-cell office:value-type="string" table:number-columns-spanned="10" table:number-rows-spanned="1" table:style-name="ce23">
            <text:p>PAINEL LED PARA ILUMINAÇÃO DA ESCADA DE INCÊND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65,8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CARINA FAULSTICH NEVES JOSIAS - CPF: 070.495.407-9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3/01/2023 a 12/04/2023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73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04/2023</text:p>
          </table:table-cell>
          <table:covered-table-cell/>
          <table:table-cell office:value-type="string" table:number-columns-spanned="8" table:number-rows-spanned="1" table:style-name="ce22">
            <text:p>HX BRASIL FLORICULTURA EIRELLI</text:p>
          </table:table-cell>
          <table:covered-table-cell table:number-columns-repeated="7"/>
          <table:table-cell office:value-type="string" table:number-columns-spanned="3" table:number-rows-spanned="1" table:style-name="ce21">
            <text:p>30.614.607/0001-22</text:p>
          </table:table-cell>
          <table:covered-table-cell table:number-columns-repeated="2"/>
          <table:table-cell office:value-type="string" table:number-columns-spanned="10" table:number-rows-spanned="1" table:style-name="ce23">
            <text:p>EM VIRTUDE DAS FORTES CHUVAS O MATO CRESCEU SOBREMANEIRA, SENDO NECESSÁRIO A REALIZAÇÃO DOS SERVIÇOS NOVAMENT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1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4/2023</text:p>
          </table:table-cell>
          <table:covered-table-cell/>
          <table:table-cell office:value-type="string" table:number-columns-spanned="8" table:number-rows-spanned="1" table:style-name="ce22">
            <text:p>EZEMAC MULTI UTILIDADES -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37.036.734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SUBSTITUIR LÂMPADAS QUEIMADAS</text:p>
          </table:table-cell>
          <table:covered-table-cell table:number-columns-repeated="9"/>
          <table:table-cell office:value-type="string" table:number-columns-spanned="2" table:number-rows-spanned="1" table:style-name="ce24">
            <text:p>R$ 139,58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CARLOS JORGE NUNES PEDREIRA - CPF: 769.377.047-0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31/01/2023 a 28/04/2023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80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04/2023</text:p>
          </table:table-cell>
          <table:covered-table-cell/>
          <table:table-cell office:value-type="string" table:number-columns-spanned="8" table:number-rows-spanned="1" table:style-name="ce22">
            <text:p>MATEUS DE SOUZA ARAUJO</text:p>
          </table:table-cell>
          <table:covered-table-cell table:number-columns-repeated="7"/>
          <table:table-cell office:value-type="string" table:number-columns-spanned="3" table:number-rows-spanned="1" table:style-name="ce21">
            <text:p>36.739.847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EMERGENCIAL DE SERVIÇO DE LAVAGEM DA VIATURA OFICIAL DA UNIDAD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5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DIMITRI BUSCACIO GONCALVES - CPF: 042.951.927-3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3/01/2023 a 12/04/2023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73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1/04/2023</text:p>
          </table:table-cell>
          <table:covered-table-cell/>
          <table:table-cell office:value-type="string" table:number-columns-spanned="8" table:number-rows-spanned="1" table:style-name="ce22">
            <text:p>ELETRÔNICA TEFFE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9.143.088/0001-82</text:p>
          </table:table-cell>
          <table:covered-table-cell table:number-columns-repeated="2"/>
          <table:table-cell office:value-type="string" table:number-columns-spanned="10" table:number-rows-spanned="1" table:style-name="ce23">
            <text:p>O PORTÃO DA GARAGEM APRESENTOU PROBLEMAS E FICAMOS SEM CONTROLE RESERVA. FOI NECESSÁRIO RECADASTRAR ALGUNS CONTROLES E GARANTIR AO MENOS UM CONTROLE DE RESERVA PARA NOVAS EVENTUALIDADES. PELO BAIXO CUSTO, ENTENDO ESTAR JUSTIFICADA A AQUISIÇÃO POR SUPRIMENTO DE FUNDO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7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1/04/2023</text:p>
          </table:table-cell>
          <table:covered-table-cell/>
          <table:table-cell office:value-type="string" table:number-columns-spanned="8" table:number-rows-spanned="1" table:style-name="ce22">
            <text:p>CASA &amp; VIDEO RIO DE JANEIRO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1.114.284/0029-64</text:p>
          </table:table-cell>
          <table:covered-table-cell table:number-columns-repeated="2"/>
          <table:table-cell office:value-type="string" table:number-columns-spanned="10" table:number-rows-spanned="1" table:style-name="ce23">
            <text:p>A PRM POSSUI VÁRIOS LOCAIS QUE SÃO ILUMINADOS POR LÂMPADAS DE ENROSCAR, INDISPONÍVEIS NO ALMOXARIFADO DA CASA. NÃO SENDO POSSÍVEL NEM VANTAJOSO TROCAR ESTAS LUMINÁRIAS DO IMÓVEL, FEZ-SE NECESSÁRIO ADQUIRIR LÂMPADAS. PELO BAIXO CUSTO, ENTENDO ESTAR JUSTIFICADA A AQUISIÇÃO POR SUPRIMENTO DE FUNDO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19,96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1/04/2023</text:p>
          </table:table-cell>
          <table:covered-table-cell/>
          <table:table-cell office:value-type="string" table:number-columns-spanned="8" table:number-rows-spanned="1" table:style-name="ce22">
            <text:p>FERRAGENS MONTECARNEIR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0.802.193/0001-65</text:p>
          </table:table-cell>
          <table:covered-table-cell table:number-columns-repeated="2"/>
          <table:table-cell office:value-type="string" table:number-columns-spanned="10" table:number-rows-spanned="1" table:style-name="ce23">
            <text:p>UMA VEZ QUE A DRA. VANESSA SOLICITOU QUE AS VAGAS DA GARAGEM FOSSEM MARCADAS, CONSIDERANDO O VALOR E TRABALHO PARA FAZER ESTAS MARCAÇÕES, ENTENDI SER MAIS VANTAJOSO COMPRAR FITA DE DEMARCAÇÃO AO INVÉS DE PINTAR AS VAGAS. DESTA FORMA, PELO BAIXO CUSTO, ENTENDO ESTAR JUSTIFICADA A AQUISIÇÃO POR SUPRIMENTO DE FUNDO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4,5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2/04/2023</text:p>
          </table:table-cell>
          <table:covered-table-cell/>
          <table:table-cell office:value-type="string" table:number-columns-spanned="8" table:number-rows-spanned="1" table:style-name="ce25">
            <text:p>VILA RICA INFORMATICA SERVICOS E COMERCIO VAREJISTA DE ARTIGOS DE ELETRONICA E SUPRIMENTOS DE INFORMATIC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437.701/0001-18</text:p>
          </table:table-cell>
          <table:covered-table-cell table:number-columns-repeated="2"/>
          <table:table-cell office:value-type="string" table:number-columns-spanned="10" table:number-rows-spanned="1" table:style-name="ce23">
            <text:p>FORAM ADQUIRIDOS CASES PARA PARA TRANSFORMAR HDS INTERNOS DE COMPUTADORES ANTIGOS EM HD EXTERNOS, A FIM DE POSSIBILITAR A RETIRADA DE ARQUIVOS DE COMPUTADORES ANTIGOS PARA NOVOS. PELA PRATICIDADE DA SOLUÇÃO E BAIXO CUSTO, ENTENDO ESTAR JUSTIFICADA A AQUISIÇÃO POR SUPRIMENTO DE FUNDO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9,98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LIVIA NUNES RODRIGUES LEME - CPF: 091.279.167-5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0/01/2023 a 07/04/2023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71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04/2023</text:p>
          </table:table-cell>
          <table:covered-table-cell/>
          <table:table-cell office:value-type="string" table:number-columns-spanned="8" table:number-rows-spanned="1" table:style-name="ce22">
            <text:p>ODONTORQUATO COM DE MATERIAIS E EQUIPAMENTOS ODONTOLÓGIC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8.201.751/0001-88</text:p>
          </table:table-cell>
          <table:covered-table-cell table:number-columns-repeated="2"/>
          <table:table-cell office:value-type="string" table:number-columns-spanned="10" table:number-rows-spanned="1" table:style-name="ce23">
            <text:p>ITENS EM FALTA OU PRESTES A ACABAR NECESSÁRIOS AO ATENDIMENTO ODONTOLÓGIC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94,9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SANDRO FERREIRA TAVARES - CPF: 023.072.807-3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3/01/2023 a 12/04/2023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73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04/2023</text:p>
          </table:table-cell>
          <table:covered-table-cell/>
          <table:table-cell office:value-type="string" table:number-columns-spanned="8" table:number-rows-spanned="1" table:style-name="ce22">
            <text:p>GIALE CHAV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3.342.766/0001-42</text:p>
          </table:table-cell>
          <table:covered-table-cell table:number-columns-repeated="2"/>
          <table:table-cell office:value-type="string" table:number-columns-spanned="10" table:number-rows-spanned="1" table:style-name="ce23">
            <text:p>CÓPIA DAS CHAVES DA ENTRADA DO PRÉDIO, DA SALA DO GABINETE DO DR FELIPE BOGAD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4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4/2023</text:p>
          </table:table-cell>
          <table:covered-table-cell/>
          <table:table-cell office:value-type="string" table:number-columns-spanned="8" table:number-rows-spanned="1" table:style-name="ce22">
            <text:p>BAZAR PONTO CERTO DE VILA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2.420.069/0001-07</text:p>
          </table:table-cell>
          <table:covered-table-cell table:number-columns-repeated="2"/>
          <table:table-cell office:value-type="string" table:number-columns-spanned="10" table:number-rows-spanned="1" table:style-name="ce23">
            <text:p>LÂMPADAS PARA REPOSIÇÃO DO ELEVADOR SOCIAL, FILTROS DE LINHA PARA REPOSIÇÃO E PARA AS SALAS NOVAS QUE FORAM CONSTRUÍDAS NA OBR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63,16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4/2023</text:p>
          </table:table-cell>
          <table:covered-table-cell/>
          <table:table-cell office:value-type="string" table:number-columns-spanned="8" table:number-rows-spanned="1" table:style-name="ce22">
            <text:p>MARCOS CAIQUE MASSUH FALETA DE ARAUJO</text:p>
          </table:table-cell>
          <table:covered-table-cell table:number-columns-repeated="7"/>
          <table:table-cell office:value-type="string" table:number-columns-spanned="3" table:number-rows-spanned="1" table:style-name="ce21">
            <text:p>40.970.457/0001-43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 DE LAVAGEM DAS 6 VIATURAS OFICIAS DA PRM/SJM</text:p>
          </table:table-cell>
          <table:covered-table-cell table:number-columns-repeated="9"/>
          <table:table-cell office:value-type="string" table:number-columns-spanned="2" table:number-rows-spanned="1" table:style-name="ce24">
            <text:p>R$ 21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61 - PR-RS - PROCURADORIA DA REPUBLICA - RIO GRANDE DO SUL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RENATO MENNA DUARTE - CPF: 597.054.500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0/02/2023 a 24/04/2023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83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04/2023</text:p>
          </table:table-cell>
          <table:covered-table-cell/>
          <table:table-cell office:value-type="string" table:number-columns-spanned="8" table:number-rows-spanned="1" table:style-name="ce22">
            <text:p>CASATEC SOLUÇÕES TECNOLOGIC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4.271.120/0001-84</text:p>
          </table:table-cell>
          <table:covered-table-cell table:number-columns-repeated="2"/>
          <table:table-cell office:value-type="string" table:number-columns-spanned="10" table:number-rows-spanned="1" table:style-name="ce23">
            <text:p>CÂMERAS DE VIGILÂNCIA COM FALHAS NO FUNCIONAMENTO</text:p>
          </table:table-cell>
          <table:covered-table-cell table:number-columns-repeated="9"/>
          <table:table-cell office:value-type="string" table:number-columns-spanned="2" table:number-rows-spanned="1" table:style-name="ce24">
            <text:p>R$ 48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58 - PR-SC - PROCURADORIA DA REPUBLICA - SANTA CATARIN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CLECIO OTAVIO KUZNIARSKI - CPF: 024.032.629-6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0/01/2023 a 14/04/2023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76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04/2023</text:p>
          </table:table-cell>
          <table:covered-table-cell/>
          <table:table-cell office:value-type="string" table:number-columns-spanned="8" table:number-rows-spanned="1" table:style-name="ce22">
            <text:p>JSE - JOINVILLE SEGURANCA ELETRÔNICA LTDA - ME</text:p>
          </table:table-cell>
          <table:covered-table-cell table:number-columns-repeated="7"/>
          <table:table-cell office:value-type="string" table:number-columns-spanned="3" table:number-rows-spanned="1" table:style-name="ce21">
            <text:p>03.372.450/0001-01</text:p>
          </table:table-cell>
          <table:covered-table-cell table:number-columns-repeated="2"/>
          <table:table-cell office:value-type="string" table:number-columns-spanned="10" table:number-rows-spanned="1" table:style-name="ce23">
            <text:p>SUBSTITUIR CONTROLES INOPERANTES DE DUAS VIATURAS E CONTROLE PARA OS DOIS NOVOS PROCURADORES DA PRM-JOINVILL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4/2023</text:p>
          </table:table-cell>
          <table:covered-table-cell/>
          <table:table-cell office:value-type="string" table:number-columns-spanned="8" table:number-rows-spanned="1" table:style-name="ce22">
            <text:p>LOJAS DE DEPARTAMENTOS MILIUM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3.240.333/0003-87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IS NECESSÁRIOS PARA MANUTENÇÃO DA FECHADURA ELETRÔNICA DA SALA DE SEGURANÇA (PARAFUSO EMPERROU SENDO PRECISO SERRAR)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8,3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04/2023</text:p>
          </table:table-cell>
          <table:covered-table-cell/>
          <table:table-cell office:value-type="string" table:number-columns-spanned="8" table:number-rows-spanned="1" table:style-name="ce22">
            <text:p>LOJAS DE DEPARTAMENTOS MILIUM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3.240.333/0003-87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HIDRÁULICA (REALIZADA POR SERVIDORES - NÃO TEMOS ZELADOR NA PRM), COMBATE AS FORMIGAS E REPOSIÇÃO DE COPO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0,8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JOEDILSON BRAGA DE AZEVEDO - CPF: 632.331.692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3/01/2023 a 17/04/2023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76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4/2023</text:p>
          </table:table-cell>
          <table:covered-table-cell/>
          <table:table-cell office:value-type="string" table:number-columns-spanned="8" table:number-rows-spanned="1" table:style-name="ce22">
            <text:p>HELP SISTEMAS DE SEGURANÇA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82.117.029/0001-12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2 (DOIS) CONTROLES PARA ABERTURA DOS PORTÕES ELETRÔNICOS DAS GARAGEN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JOEDILSON BRAGA DE AZEVEDO - CPF: 632.331.692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02/02/2023 a 28/04/2023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76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4/2023</text:p>
          </table:table-cell>
          <table:covered-table-cell/>
          <table:table-cell office:value-type="string" table:number-columns-spanned="8" table:number-rows-spanned="1" table:style-name="ce22">
            <text:p>COPIA &amp; CIA. PRO-BANNER</text:p>
          </table:table-cell>
          <table:covered-table-cell table:number-columns-repeated="7"/>
          <table:table-cell office:value-type="string" table:number-columns-spanned="3" table:number-rows-spanned="1" table:style-name="ce21">
            <text:p>03.812.667/0001-87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 DE IMPRESSÃO DOS NOMES DOS PROCURADORES PARA GRAVAÇÃO NAS PLAQUETAS DAS PORTAS DOS GABINETE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3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JOEDILSON BRAGA DE AZEVEDO - CPF: 632.331.692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3/01/2023 a 17/04/2023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76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28/04/2023</text:p>
          </table:table-cell>
          <table:covered-table-cell/>
          <table:table-cell office:value-type="string" table:number-columns-spanned="8" table:number-rows-spanned="1" table:style-name="ce22">
            <text:p>GIASSI &amp; CIA LTDA - LJ 16</text:p>
          </table:table-cell>
          <table:covered-table-cell table:number-columns-repeated="7"/>
          <table:table-cell office:value-type="string" table:number-columns-spanned="3" table:number-rows-spanned="1" table:style-name="ce21">
            <text:p>83.648.477/0031-2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COPOS DESCARTÁVEIS COM A FINALIDADE DE SUPRIR A FALTA DE COPOS NA RECEPÇÃO E PRÓXIMO À SALA DE REUNIÕES PARA ATENDER O PÚBLICO EXTERNO, ADVOGADOS, REUNIÕES E ET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9,92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MARCOS ANTONIO SQUIZATTO DE OLIVEIRA - CPF: 547.793.919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26/01/2023 a 21/04/2023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78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10/04/2023</text:p>
          </table:table-cell>
          <table:covered-table-cell/>
          <table:table-cell office:value-type="string" table:number-columns-spanned="8" table:number-rows-spanned="1" table:style-name="ce22">
            <text:p>LARMIX</text:p>
          </table:table-cell>
          <table:covered-table-cell table:number-columns-repeated="7"/>
          <table:table-cell office:value-type="string" table:number-columns-spanned="3" table:number-rows-spanned="1" table:style-name="ce21">
            <text:p>10.506.650/0001-6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IS DE LIMPEZA, CONFORME ENTENDIMENTO COM A DICGC/PRSC, EM RAZÃO DE QUE A EMPRESA VISON PERMANECE COM ATRASO NA ENTREGA DOS REFERIDOS PRODUTOS E O ESTOQUE ESTÁ BEM PRÓXIMO DE ZERO - CONTRATO 14/2021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40,4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19/04/2023</text:p>
          </table:table-cell>
          <table:covered-table-cell/>
          <table:table-cell office:value-type="string" table:number-columns-spanned="8" table:number-rows-spanned="1" table:style-name="ce22">
            <text:p>LARMIX</text:p>
          </table:table-cell>
          <table:covered-table-cell table:number-columns-repeated="7"/>
          <table:table-cell office:value-type="string" table:number-columns-spanned="3" table:number-rows-spanned="1" table:style-name="ce21">
            <text:p>10.506.650/0001-6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IS DE HIGIENE E LIMPEZA, CONFORME ENTENDIMENTO COM A DICGC PRSC, EM RAZÃO DE QUE A EMPRESA VISION - CONTRATO 14/2021 - NÃO MAIS ENTREGA OS REFERIDOS MATERIAIS - EMPRESA VEM PASSANDO POR DIFICULDADES FINANCEIRA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4,15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22 - PR-SE - PROCURADORIA DA REPUBLICA - SERGIPE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LUIZ CLAUDIO MENDONCA CONCEICAO - CPF: 235.021.265-3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3/01/2023 a 12/04/2023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text:s/>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72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7/04/2023</text:p>
          </table:table-cell>
          <table:covered-table-cell/>
          <table:table-cell office:value-type="string" table:number-columns-spanned="8" table:number-rows-spanned="1" table:style-name="ce22">
            <text:p>PAULO JORGE DA SILVA-ME</text:p>
          </table:table-cell>
          <table:covered-table-cell table:number-columns-repeated="7"/>
          <table:table-cell office:value-type="string" table:number-columns-spanned="3" table:number-rows-spanned="1" table:style-name="ce21">
            <text:p>15.596.182/0001-82</text:p>
          </table:table-cell>
          <table:covered-table-cell table:number-columns-repeated="2"/>
          <table:table-cell office:value-type="string" table:number-columns-spanned="10" table:number-rows-spanned="1" table:style-name="ce23">
            <text:p>CONFECÇÃO DE CÓPIAS DE CHAVES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4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9 - PR-SP - PROCURADORIA DA REPUBLICA - SAO PAUL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CATIA ELIANA DE OLIVEIRA SERAFIM - CPF: 062.047.788-1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7/01/2023 a 17/04/2023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74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14/04/2023</text:p>
          </table:table-cell>
          <table:covered-table-cell/>
          <table:table-cell office:value-type="string" table:number-columns-spanned="8" table:number-rows-spanned="1" table:style-name="ce22">
            <text:p>CONCESSIONÁRIA AUTO RAPOSO TAVARES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531.501/0005-81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ÁGIO NA VIAGEM REALIZADA PELO ASI GILVANN CARLOS FERREIRA PARA CONDUZIR O SERVIDOR DA ÁREA DE TI DE PRESIDENTE PRUDENTE À PRM-ANDRADINA EM 14.04.23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,1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14/04/2023</text:p>
          </table:table-cell>
          <table:covered-table-cell/>
          <table:table-cell office:value-type="string" table:number-columns-spanned="8" table:number-rows-spanned="1" table:style-name="ce22">
            <text:p>CONCESSIONÁRIA AUTO RAPOSO TAVARES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531.501/0005-81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ÁGIO NA VIAGEM REALIZADA PELO ASI GILVANN CARLOS FERREIRA PARA CONDUZIR O SERVIDOR DA ÁREA DE TI DE PRESIDENTE PRUDENTE À PRM-ANDRADINA EM 14.04.23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,1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HERMEBERT HERMES SIQUEIRA DE SOUZA - CPF: 091.370.638-8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17/01/2023 a 17/04/2023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74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1/04/2023</text:p>
          </table:table-cell>
          <table:covered-table-cell/>
          <table:table-cell office:value-type="string" table:number-columns-spanned="8" table:number-rows-spanned="1" table:style-name="ce22">
            <text:p>PAULO SERGIO CHAVEIRO AUGUSTA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24.290.758/0001-70</text:p>
          </table:table-cell>
          <table:covered-table-cell table:number-columns-repeated="2"/>
          <table:table-cell office:value-type="string" table:number-columns-spanned="10" table:number-rows-spanned="1" table:style-name="ce23">
            <text:p>TENDO EM VISTA A TROCA DE GABINETES ENTRE PROCURADORES, É NECESSÁRIA A CONFECÇÃO DE CHAVES PARA OS SERVIDORES E MEMBRO DESSES GABINETES. OUTROSSIM, A EXCEPCIONALIDADE SE DÁ, EM RAZÃO DA NÃO EXISTÊNCIA DE CONTRATO QUE EXECUTE TAL SERVIÇO. A URGÊNCIA SE DÁ PELA NECESSIDADE IMEDIATA DA OCUPAÇÃO DOS GABINETES PELOS PROCURADORES E SERVIDORES</text:p>
          </table:table-cell>
          <table:covered-table-cell table:number-columns-repeated="9"/>
          <table:table-cell office:value-type="string" table:number-columns-spanned="2" table:number-rows-spanned="1" table:style-name="ce24">
            <text:p>R$ 13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102 - PRR4ª REGIÃO - PRR/4ª REGIAO - PORTO ALEGRE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8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9">
            <text:p>JETER GONCALVES DUARTE - CPF: 423.493.380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30">
            <text:p>PERÍODO DE APLICAÇÃO:</text:p>
          </table:table-cell>
          <table:covered-table-cell/>
          <table:table-cell table:style-name="ce5"/>
          <table:table-cell office:value-type="string" table:style-name="ce6">
            <text:p>09/01/2023 a 08/04/2023</text:p>
          </table:table-cell>
          <table:table-cell office:value-type="string" table:number-columns-spanned="3" table:number-rows-spanned="1" table:style-name="ce30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72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04/2023</text:p>
          </table:table-cell>
          <table:covered-table-cell/>
          <table:table-cell office:value-type="string" table:number-columns-spanned="8" table:number-rows-spanned="1" table:style-name="ce22">
            <text:p>LUCK CHAVES</text:p>
          </table:table-cell>
          <table:covered-table-cell table:number-columns-repeated="7"/>
          <table:table-cell office:value-type="string" table:number-columns-spanned="3" table:number-rows-spanned="1" table:style-name="ce21">
            <text:p>27.677.126/0001-51</text:p>
          </table:table-cell>
          <table:covered-table-cell table:number-columns-repeated="2"/>
          <table:table-cell office:value-type="string" table:number-columns-spanned="10" table:number-rows-spanned="1" table:style-name="ce23">
            <text:p>ABERTURA DE FECHADURA COM DUAS CÓPIAS DE CHAVES PARA UM ARMÁRIO ALTO DA SALA DE REUNIÕES DO 5º ANDA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0,00</text:p>
          </table:table-cell>
          <table:covered-table-cell/>
          <table:table-cell table:number-columns-repeated="16359"/>
        </table:table-row>
        <table:table-row table:style-name="ro3">
          <table:table-cell table:style-name="ce9"/>
          <table:table-cell office:value-type="string" table:number-columns-spanned="8" table:number-rows-spanned="1" table:style-name="ce27">
            <text:p>Fonte da Informação: Sistema de Gestão Administrativa (SGA)</text:p>
          </table:table-cell>
          <table:covered-table-cell table:number-columns-repeated="7"/>
          <table:table-cell table:number-columns-repeated="15" table:style-name="ce10"/>
          <table:table-cell table:style-name="ce11"/>
          <table:table-cell table:number-columns-repeated="16359"/>
        </table:table-row>
        <table:table-row table:style-name="ro3">
          <table:table-cell table:style-name="ce9"/>
          <table:table-cell table:number-columns-repeated="4" table:style-name="ce10"/>
          <table:table-cell office:value-type="string" table:number-columns-spanned="2" table:number-rows-spanned="1" table:style-name="ce27">
            <text:p>10/05/2023</text:p>
          </table:table-cell>
          <table:covered-table-cell/>
          <table:table-cell table:style-name="ce12"/>
          <table:table-cell table:number-columns-repeated="16" table:style-name="ce10"/>
          <table:table-cell table:style-name="ce11"/>
          <table:table-cell table:number-columns-repeated="16359"/>
        </table:table-row>
        <table:table-row table:number-rows-repeated="1048480" table:style-name="ro6">
          <table:table-cell table:number-columns-repeated="16384"/>
        </table:table-row>
      </table:table>
      <table:named-expressions>
        <table:named-range table:name="JR_PAGE_ANCHOR_0_1" table:cell-range-address="Page_1.$A$1" table:base-cell-address="Page_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/>
    <dc:creator/>
    <meta:creation-date>2023-05-10T18:19:51Z</meta:creation-date>
    <dc:date>2023-05-10T18:19:52Z</dc:date>
  </office:meta>
</office:document-meta>
</file>